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caa8" officeooo:paragraph-rsid="0006caa8"/>
    </style:style>
    <style:style style:name="P2" style:family="paragraph" style:parent-style-name="Standard">
      <style:text-properties officeooo:rsid="00076166" officeooo:paragraph-rsid="000821de"/>
    </style:style>
    <style:style style:name="T1" style:family="text">
      <style:text-properties officeooo:rsid="00076166"/>
    </style:style>
    <style:style style:name="T2" style:family="text">
      <style:text-properties officeooo:rsid="000821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ciai Rouen , e tornai sul treno per un nuovo viaggio. </text:p>
      <text:p text:style-name="P1">Entrai nel tunnel, e <text:span text:style-name="T1">quando venni fuori, ero in Inghilterra. Ma era diversa dalle altre volte in cui ci ero stato, era più moderna, molto simile a come me l’ avevano descritta nei libri di geostoria, quando scesi dal treno , c’ era la Regina Elisabetta <text:s/>ad aspettarci, voleva conoscere tutto l’ equipaggio dell’ Express XXIII , non feci intempo però a fare la foto.</text:span></text:p>
      <text:p text:style-name="P1"/>
      <text:p text:style-name="P2">Improvvisamente squillò la sveglia. <text:span text:style-name="T2">Erano le sei . Ero pronto per andare a Coquelles, dovevo solo lavarmi faccia e denti. Oggi era un grande giorno . Il treno partiva.</text:span></text:p>
      <text:p text:style-name="P2"><text:span text:style-name="T2"><text:s/>In qualche modo sembrava che su quel treno ci fossi già stato, che le storie dei popoli che studiavo per raccontarle ai passeggeri, le avevo vissute, o forse non sembrava , forse era proprio così. <text:line-break/></text:span></text:p>
      <text:p text:style-name="P2"><text:tab/><text:span text:style-name="T2">FIN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08:50:19.324000000</meta:creation-date>
    <dc:date>2024-02-08T09:03:59.057000000</dc:date>
    <meta:editing-duration>PT13M39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5" meta:word-count="141" meta:character-count="793" meta:non-whitespace-character-count="651"/>
  </office:meta>
</office:document-meta>
</file>